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PoC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10 hrs</text:p>
          </table:table-cell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sized business problem and use 'java modelling language'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3" office:value-type="float" office:value="1065" calcext:value-type="float">
            <text:p>1065</text:p>
          </table:table-cell>
          <table:table-cell table:style-name="ce3" office:value-type="string" calcext:value-type="string">
            <text:p>17 hr 45 mins</text:p>
          </table:table-cell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07:51:46.039801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10T07:54:54.148204936</dc:date>
    <meta:editing-duration>PT5H4M12S</meta:editing-duration>
    <meta:editing-cycles>48</meta:editing-cycles>
    <meta:generator>LibreOffice/6.0.7.3$Linux_X86_64 LibreOffice_project/00m0$Build-3</meta:generator>
    <meta:document-statistic meta:table-count="3" meta:cell-count="11469" meta:object-count="0"/>
  </office:meta>
</office:document-meta>
</file>